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-0.0833in" fo:margin-top="0in" fo:margin-bottom="0in" table:align="left"/>
    </style:style>
    <style:style style:name="Table1.A" style:family="table-column">
      <style:table-column-properties style:column-width="6.4896in"/>
    </style:style>
    <style:style style:name="Table1.1" style:family="table-row">
      <style:table-row-properties style:min-row-height="9.25in" fo:keep-together="auto"/>
    </style:style>
    <style:style style:name="Table1.A1" style:family="table-cell">
      <style:table-cell-properties style:vertical-align="" fo:background-color="#2b2b2b" fo:padding="0.0694in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paragraph-properties fo:line-height="100%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00%" fo:orphans="0" fo:widows="0"/>
      <style:text-properties fo:color="#a9b7c6" style:font-name="Roboto Mono" fo:font-size="10pt" fo:background-color="#2b2b2b" style:font-name-asian="Roboto Mono1" style:font-size-asian="10pt" style:font-name-complex="Roboto Mono1" style:font-size-complex="10pt"/>
    </style:style>
    <style:style style:name="P6" style:family="paragraph" style:parent-style-name="Standard">
      <style:paragraph-properties fo:line-height="100%" fo:orphans="0" fo:widows="0"/>
      <style:text-properties fo:color="#808080" style:font-name="Roboto Mono" fo:font-size="10pt" fo:background-color="#2b2b2b" style:font-name-asian="Roboto Mono1" style:font-size-asian="10pt" style:font-name-complex="Roboto Mono1" style:font-size-complex="10pt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 fo:break-before="auto" fo:break-after="auto"/>
    </style:style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3" style:family="paragraph" style:parent-style-name="Standard">
      <style:paragraph-properties fo:text-align="justify" style:justify-single-word="false" fo:break-before="auto" fo:break-after="auto"/>
    </style:style>
    <style:style style:name="P14" style:family="paragraph" style:parent-style-name="Standard">
      <style:paragraph-properties fo:text-align="justify" style:justify-single-word="false" fo:break-before="auto" fo:break-after="auto"/>
      <style:text-properties fo:color="#2b2b2b"/>
    </style:style>
    <style:style style:name="P15" style:family="paragraph" style:parent-style-name="Standard">
      <style:paragraph-properties fo:text-align="end" style:justify-single-word="false" fo:break-before="auto" fo:break-after="auto"/>
    </style:style>
    <style:style style:name="P16" style:family="paragraph" style:parent-style-name="Standard" style:list-style-name="WWNum2">
      <style:paragraph-properties fo:margin-left="1in" fo:margin-right="0in" fo:text-align="justify" style:justify-single-word="false" fo:text-indent="-0.25in" style:auto-text-indent="false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8" style:family="paragraph" style:parent-style-name="Heading_20_1" style:master-page-name="Standard">
      <style:paragraph-properties fo:margin-left="0in" fo:margin-right="-0.2209in" fo:text-indent="0in" style:auto-text-indent="false" style:page-number="1"/>
    </style:style>
    <style:style style:name="P19" style:family="paragraph" style:parent-style-name="Heading_20_1">
      <style:paragraph-properties fo:margin-left="0in" fo:margin-right="-0.2209in" fo:text-indent="0in" style:auto-text-indent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color="#2b2b2b"/>
    </style:style>
    <style:style style:name="T3" style:family="text">
      <style:text-properties fo:color="#2b2b2b" fo:background-color="#ffffff"/>
    </style:style>
    <style:style style:name="T4" style:family="text">
      <style:text-properties fo:color="#2b2b2b" style:font-name="Times New Roman" fo:font-size="12pt" style:font-name-asian="Times New Roman1" style:font-size-asian="12pt" style:font-name-complex="Times New Roman1" style:font-size-complex="12pt" fo:background-color="#ffffff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weight="bold" style:font-weight-asian="bold"/>
    </style:style>
    <style:style style:name="T8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9" style:family="text">
      <style:text-properties fo:color="#0e101a"/>
    </style:style>
    <style:style style:name="T10" style:family="text">
      <style:text-properties fo:color="#cc7832"/>
    </style:style>
    <style:style style:name="T11" style:family="text">
      <style:text-properties fo:color="#cc7832" style:font-name="Roboto Mono" fo:font-size="10pt" fo:background-color="#2b2b2b" loext:char-shading-value="0" style:font-name-asian="Roboto Mono1" style:font-size-asian="10pt" style:font-name-complex="Roboto Mono1" style:font-size-complex="10pt"/>
    </style:style>
    <style:style style:name="T12" style:family="text">
      <style:text-properties fo:color="#808080" style:font-name="Roboto Mono" fo:font-size="10pt" fo:background-color="#2b2b2b" loext:char-shading-value="0" style:font-name-asian="Roboto Mono1" style:font-size-asian="10pt" style:font-name-complex="Roboto Mono1" style:font-size-complex="10pt"/>
    </style:style>
    <style:style style:name="T13" style:family="text">
      <style:text-properties fo:color="#a9b7c6" style:font-name="Roboto Mono" fo:font-size="10pt" fo:background-color="#2b2b2b" loext:char-shading-value="0" style:font-name-asian="Roboto Mono1" style:font-size-asian="10pt" style:font-name-complex="Roboto Mono1" style:font-size-complex="10pt"/>
    </style:style>
    <style:style style:name="T14" style:family="text">
      <style:text-properties fo:color="#ffc66d" style:font-name="Roboto Mono" fo:font-size="10pt" fo:background-color="#2b2b2b" loext:char-shading-value="0" style:font-name-asian="Roboto Mono1" style:font-size-asian="10pt" style:font-name-complex="Roboto Mono1" style:font-size-complex="10pt"/>
    </style:style>
    <style:style style:name="T15" style:family="text">
      <style:text-properties fo:color="#aa4926" style:font-name="Roboto Mono" fo:font-size="10pt" fo:background-color="#2b2b2b" loext:char-shading-value="0" style:font-name-asian="Roboto Mono1" style:font-size-asian="10pt" style:font-name-complex="Roboto Mono1" style:font-size-complex="10pt"/>
    </style:style>
    <style:style style:name="T16" style:family="text">
      <style:text-properties fo:color="#6a8759" style:font-name="Roboto Mono" fo:font-size="10pt" fo:background-color="#2b2b2b" loext:char-shading-value="0" style:font-name-asian="Roboto Mono1" style:font-size-asian="10pt" style:font-name-complex="Roboto Mono1" style:font-size-complex="10pt"/>
    </style:style>
    <style:style style:name="T17" style:family="text">
      <style:text-properties fo:color="#8888c6" style:font-name="Roboto Mono" fo:font-size="10pt" fo:background-color="#2b2b2b" loext:char-shading-value="0" style:font-name-asian="Roboto Mono1" style:font-size-asian="10pt" style:font-name-complex="Roboto Mono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w8e1qfwbkmxk"/>Projet (Attention, document en mode édition, ne rien modifier svp ;) )</text:p>
      <text:p text:style-name="Heading_20_3"><text:bookmark text:name="_6ehavrgottez"/></text:p>
      <text:p text:style-name="P19"><text:bookmark text:name="_nxenq2t6m9s"/>Cahier des charges</text:p>
      <text:p text:style-name="Heading_20_2"><text:bookmark text:name="_761dj5p6io4w"/>Résumé</text:p>
      <text:p text:style-name="Standard"/>
      <text:p text:style-name="Standard">L’application permet de : </text:p>
      <text:p text:style-name="Standard"/>
      <text:list xml:id="list2897380524" text:style-name="WWNum1">
        <text:list-item>
          <text:p text:style-name="P7">demander des critiques de livres ou d’articles, en créant un ticket ; </text:p>
        </text:list-item>
        <text:list-item>
          <text:p text:style-name="P7">publier des critiques de livres ou d’articles</text:p>
        </text:list-item>
      </text:list>
      <text:p text:style-name="P11"/>
      <text:p text:style-name="P13">Les fonctionnalités d'inscription et de connexion sont indispensables pour ce MVP. </text:p>
      <text:p text:style-name="P14"/>
      <text:p text:style-name="P13"><text:span text:style-name="T2">Lorsqu'un utilisateur se connecte au système, son flux est la première page qu'il voit.<text:line-break/>- </text:span><text:span text:style-name="T3">Il peut y voir les tickets et les avis de tous les utilisateurs qu'il suit.</text:span></text:p>
      <text:p text:style-name="P13"><text:span text:style-name="T3">- Il doit également voir ses propres tickets et avis, </text:span></text:p>
      <text:p text:style-name="P13"><text:span text:style-name="T3">- ainsi que les avis en réponse à ses propres tickets </text:span><text:span text:style-name="T4">–</text:span><text:span text:style-name="T3"> même si l’utilisateur qui a répondu ne fait pas partie des personnes qu’il suit.</text:span></text:p>
      <text:p text:style-name="P13"><text:span text:style-name="T2"><text:line-break/>La logique qui consiste à combiner des ensembles de requêtes de différents types de modèles peut être compliquée.<text:line-break/>Consultez l'annexe à la fin de cette spécification pour obtenir des conseils sur la manière de procéder.</text:span></text:p>
      <text:p text:style-name="P13"/>
      <text:p text:style-name="P13">Un ticket correspond à une demande de critique de la part d'un utilisateur.</text:p>
      <text:p text:style-name="P13">Il affiche son ticket en demandant une critique pour un livre ou un article de littérature.</text:p>
      <text:p text:style-name="P13"/>
      <text:p text:style-name="P13"><text:span text:style-name="T2">Les utilisateurs qui les suivent peuvent émouvoir et poster des critiques pour des livres et des articles qui n'ont pas encore de ticket.</text:span></text:p>
      <text:p text:style-name="P13"/>
      <text:p text:style-name="P13">Un utilisateur peut suivre d'autres utilisateurs.</text:p>
      <text:p text:style-name="P13">Comme il ne s'agit que d'un MVP (<text:span text:style-name="T5">regardez des tutos sur youtube</text:span><text:span text:style-name="T6">)</text:span>, cette fonctionnalité doit rester assez simple.</text:p>
      <text:p text:style-name="P13">Vous n'aurez pas besoin d'une fonction de recherche ou d'un flux Discover pour les nouveaux utilisateurs, ensuite soumettre leurs critiques en réponse au ticket.</text:p>
      <text:p text:style-name="P13"><text:soft-page-break/></text:p>
      <text:p text:style-name="P13">Les utilisateurs devraient également pouvoir garder une zone de texte simple, dans laquelle vous entrez le nom d'utilisateur que vous souhaitez suivre.</text:p>
      <text:p text:style-name="P13"/>
      <text:p text:style-name="P13">Vous devriez également avoir une page qui liste tous les utilisateurs que l'utilisateur connecté s<text:span text:style-name="T2">uit, avec l'option de dépliage qui permet de cesser de suivre un utilisateur donné.</text:span></text:p>
      <text:p text:style-name="P13"/>
      <text:p text:style-name="P13">Vous aurez également besoin d'une autre page à partir de laquelle les utilisateurs peuvent </text:p>
      <text:p text:style-name="P13"/>
      <text:p text:style-name="P13"><text:span text:style-name="T7">Un utilisateur devra pouvoir :</text:span></text:p>
      <text:list xml:id="list1589177091" text:style-name="WWNum3">
        <text:list-item>
          <text:p text:style-name="P10">se connecter et s’inscrire <text:span text:style-name="T8">–</text:span> le site ne doit pas être accessible à un utilisateur non connecté</text:p>
        </text:list-item>
        <text:list-item>
          <text:p text:style-name="P10">consulter un flux contenant les derniers tickets et les commentaires des <text:span text:style-name="T2">utilisateurs qu'il suit, classés par ordre chronologique, les plus récents en premier</text:span> ; </text:p>
        </text:list-item>
        <text:list-item>
          <text:p text:style-name="P8">créer de nouveaux tickets pour demander une critique sur un livre/article ;</text:p>
        </text:list-item>
        <text:list-item>
          <text:p text:style-name="P8"><text:span text:style-name="T2">créer des critiques en réponse à des tickets ;</text:span></text:p>
        </text:list-item>
        <text:list-item>
          <text:p text:style-name="P8">créer des critiques qui ne sont pas en réponse à un ticket. Dans le cadre d'un processus en une étape, l'utilisateur créera un ticket puis un commentaire en réponse à son propre ticket;</text:p>
        </text:list-item>
        <text:list-item>
          <text:p text:style-name="P8"><text:span text:style-name="T2">voir</text:span><text:span text:style-name="T10">, </text:span><text:span text:style-name="T2">modifier et supprimer</text:span><text:span text:style-name="T10"> </text:span><text:span text:style-name="T2">ses propres tickets</text:span><text:span text:style-name="T10"> </text:span><text:span text:style-name="T2">et commentaires</text:span> ; </text:p>
        </text:list-item>
        <text:list-item>
          <text:p text:style-name="P8">suivre les autres utilisateurs en entrant leur nom d'utilisateur ;</text:p>
        </text:list-item>
        <text:list-item>
          <text:p text:style-name="P8">voir qui il suit et suivre qui il veut ;<text:span text:style-name="T2">cesser de suivre un utilisateur.</text:span></text:p>
        </text:list-item>
      </text:list>
      <text:p text:style-name="P1"/>
      <text:p text:style-name="P1"><text:span text:style-name="T7">Un développeur devra pouvoir :</text:span></text:p>
      <text:list xml:id="list90422576529500" text:continue-numbering="true" text:style-name="WWNum3">
        <text:list-item>
          <text:p text:style-name="P8"><text:span text:style-name="T2">créer un environnement local en utilisant venv, et gérer le site en se basant sur la documentation détaillée présentée dans le fichier README.md.</text:span></text:p>
        </text:list-item>
      </text:list>
      <text:p text:style-name="P1"/>
      <text:p text:style-name="P1"><text:span text:style-name="T7">Le site devra :</text:span></text:p>
      <text:list xml:id="list2367682416" text:style-name="WWNum2">
        <text:list-item>
          <text:p text:style-name="P9">avoir une interface utilisateur correspondant à celle des wireframes ;</text:p>
        </text:list-item>
        <text:list-item>
          <text:p text:style-name="P9">avoir une interface utilisateur propre et minimale ;</text:p>
        </text:list-item>
      </text:list>
      <text:p text:style-name="P12"/>
      <text:p text:style-name="P12"/>
      <text:p text:style-name="P1"><text:span text:style-name="T7">La base de code devra :</text:span></text:p>
      <text:list xml:id="list90422396712385" text:continue-numbering="true" text:style-name="WWNum2">
        <text:list-item>
          <text:list>
            <text:list-item>
              <text:p text:style-name="P16"><text:soft-page-break/>utiliser le framework Django ;</text:p>
            </text:list-item>
            <text:list-item>
              <text:p text:style-name="P16">utiliser SQLite comme base de données de développement locale (votre fichier db.sqlite3 doit être inclus dans le repository) ;</text:p>
            </text:list-item>
            <text:list-item>
              <text:p text:style-name="P16">avoir une conception de base de données qui correspond au schéma de la base de données ;</text:p>
            </text:list-item>
            <text:list-item>
              <text:p text:style-name="P16">avoir une syntaxe qui respecte les directives PEP 8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Heading_20_2"><text:bookmark text:name="_e05niaxma785"/>Appendice</text:p>
      <text:p text:style-name="Heading_20_3"><text:bookmark text:name="_qv1cmhke84g8"/>Exemple de combinaison de requêtes pour le flux à partir de différents modèles</text:p>
      <text:p text:style-name="Standard"/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12"># in views.py</text:span></text:p>
            <text:p text:style-name="P4"><text:span text:style-name="T11">from </text:span><text:span text:style-name="T13">itertools </text:span><text:span text:style-name="T11">import </text:span><text:span text:style-name="T13">chain</text:span></text:p>
            <text:p text:style-name="P5"/>
            <text:p text:style-name="P4"><text:span text:style-name="T11">from </text:span><text:span text:style-name="T13">django.db.models </text:span><text:span text:style-name="T11">import </text:span><text:span text:style-name="T13">CharField</text:span><text:span text:style-name="T11">, </text:span><text:span text:style-name="T13">Value</text:span></text:p>
            <text:p text:style-name="P4"><text:span text:style-name="T11">from </text:span><text:span text:style-name="T13">django.shortcuts </text:span><text:span text:style-name="T11">import </text:span><text:span text:style-name="T13">render</text:span></text:p>
            <text:p text:style-name="P5"/>
            <text:p text:style-name="P5"/>
            <text:p text:style-name="P5"/>
            <text:p text:style-name="P4"><text:span text:style-name="T11">def </text:span><text:span text:style-name="T14">feed</text:span><text:span text:style-name="T13">(request):</text:span></text:p>
            <text:p text:style-name="P4"><text:span text:style-name="T13"><text:s text:c="4"/>reviews = get_users_viewable_reviews(request.user)</text:span></text:p>
            <text:p text:style-name="P4"><text:span text:style-name="T12"><text:s text:c="4"/># returns queryset of reviews</text:span></text:p>
            <text:p text:style-name="P4"><text:span text:style-name="T12"><text:s text:c="4"/></text:span><text:span text:style-name="T13">reviews = reviews.annotate(</text:span><text:span text:style-name="T15">content_type</text:span><text:span text:style-name="T13">=Value(</text:span><text:span text:style-name="T16">'REVIEW'</text:span><text:span text:style-name="T11">, </text:span><text:span text:style-name="T13">CharField()))</text:span></text:p>
            <text:p text:style-name="P5"/>
            <text:p text:style-name="P4"><text:span text:style-name="T13"><text:s text:c="4"/>tickets = get_users_viewable_tickets(request.user) </text:span></text:p>
            <text:p text:style-name="P4"><text:span text:style-name="T13"><text:s text:c="4"/></text:span><text:span text:style-name="T12"># returns queryset of tickets</text:span></text:p>
            <text:p text:style-name="P4"><text:span text:style-name="T12"><text:s text:c="4"/></text:span><text:span text:style-name="T13">tickets = tickets.annotate(</text:span><text:span text:style-name="T15">content_type</text:span><text:span text:style-name="T13">=Value(</text:span><text:span text:style-name="T16">'TICKET'</text:span><text:span text:style-name="T11">, </text:span><text:span text:style-name="T13">CharField()))</text:span></text:p>
            <text:p text:style-name="P5"/>
            <text:p text:style-name="P4"><text:span text:style-name="T13"><text:s text:c="4"/></text:span><text:span text:style-name="T12"># combine and sort the two types of posts</text:span></text:p>
            <text:p text:style-name="P4"><text:span text:style-name="T12"><text:s text:c="4"/></text:span><text:span text:style-name="T13">posts = </text:span><text:span text:style-name="T17">sorted</text:span><text:span text:style-name="T13">(</text:span></text:p>
            <text:p text:style-name="P4"><text:span text:style-name="T13"><text:s text:c="4"/>’ <text:s text:c="3"/>chain(reviews</text:span><text:span text:style-name="T11">, </text:span><text:span text:style-name="T13">tickets)</text:span><text:span text:style-name="T11">, </text:span></text:p>
            <text:p text:style-name="P4"><text:span text:style-name="T15"><text:s text:c="8"/>key</text:span><text:span text:style-name="T13">=</text:span><text:span text:style-name="T11">lambda </text:span><text:span text:style-name="T13">post: post.time_created</text:span><text:span text:style-name="T11">, </text:span></text:p>
            <text:p text:style-name="P4"><text:span text:style-name="T15"><text:s text:c="8"/>reverse</text:span><text:span text:style-name="T13">=</text:span><text:span text:style-name="T11">True</text:span></text:p>
            <text:p text:style-name="P4"><text:span text:style-name="T13"><text:s text:c="4"/>)</text:span></text:p>
            <text:p text:style-name="P4"><text:span text:style-name="T13"><text:s text:c="4"/></text:span><text:span text:style-name="T11">return </text:span><text:span text:style-name="T13">render(request</text:span><text:span text:style-name="T11">, </text:span><text:span text:style-name="T16">'feed.html'</text:span><text:span text:style-name="T11">, </text:span><text:span text:style-name="T15">context</text:span><text:span text:style-name="T13">={</text:span><text:span text:style-name="T16">'posts'</text:span><text:span text:style-name="T13">: posts})</text:span></text:p>
            <text:p text:style-name="P5"/>
            <text:p text:style-name="P5"/>
            <text:p text:style-name="P5"/>
            <text:p text:style-name="P4"><text:span text:style-name="T12"># in feed.html</text:span></text:p>
            <text:p text:style-name="P4"><text:span text:style-name="T12"># Use the 'include' tag to reuse ticket and review elements between pages</text:span></text:p>
            <text:p text:style-name="P5"/>
            <text:p text:style-name="P4"><text:span text:style-name="T13">...</text:span></text:p>
            <text:p text:style-name="P5"/>
            <text:p text:style-name="P5"/>
            <text:p text:style-name="P4"><text:span text:style-name="T13">{% </text:span><text:span text:style-name="T11">for </text:span><text:span text:style-name="T13">post </text:span><text:span text:style-name="T11">in </text:span><text:span text:style-name="T13">posts %}</text:span></text:p>
            <text:p text:style-name="P4"><text:span text:style-name="T13"><text:s text:c="4"/>{% </text:span><text:span text:style-name="T11">if </text:span><text:span text:style-name="T13">post.content_type == </text:span><text:span text:style-name="T16">'TICKET' </text:span><text:span text:style-name="T13">%} </text:span></text:p>
            <text:p text:style-name="P4"><text:span text:style-name="T13"><text:s text:c="8"/>{% include </text:span><text:span text:style-name="T16">'ticket_snippet.html' </text:span><text:span text:style-name="T13">%}</text:span></text:p>
            <text:p text:style-name="P4"><text:span text:style-name="T13"><text:s text:c="4"/>{% </text:span><text:span text:style-name="T11">elif </text:span><text:span text:style-name="T13">post.content_type == </text:span><text:span text:style-name="T16">'REVIEW' </text:span><text:span text:style-name="T13">%}</text:span></text:p>
            <text:p text:style-name="P4"><text:span text:style-name="T13"><text:s text:c="8"/>{% include </text:span><text:span text:style-name="T16">'review_snippet.html' </text:span><text:span text:style-name="T13">%}</text:span></text:p>
            <text:p text:style-name="P4"><text:span text:style-name="T13">{% endfor %}</text:span></text:p>
            <text:p text:style-name="P4"><text:span text:style-name="T13">...</text:span></text:p>
            <text:p text:style-name="P3"/>
          </table:table-cell>
        </table:table-row>
        <table:table-row table:style-name="Table1.2">
          <table:table-cell table:style-name="Table1.A1" office:value-type="string">
            <text:p text:style-name="P6"/>
          </table:table-cell>
        </table:table-row>
      </table:table>
      <text:p text:style-name="Standard"/>
      <text:p text:style-name="Standard"/>
      <text:p text:style-name="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MP2" style:family="paragraph" style:parent-style-name="Standard">
      <style:paragraph-properties fo:text-align="end" style:justify-single-word="false" fo:break-before="auto" fo:break-after="auto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69" meta:word-count="698" meta:character-count="4462" meta:non-whitespace-character-count="3749"/>
    <meta:generator>LibreOfficeDev/6.0.5.2$Linux_X86_64 LibreOffice_project/</meta:generator>
  </office:meta>
</office:document-meta>
</file>